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2.364cm" fo:break-before="auto" style:use-optimal-row-height="false"/>
    </style:style>
    <style:style style:name="ro5" style:family="table-row">
      <style:table-row-properties style:row-height="4.41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829cm" fo:break-before="auto" style:use-optimal-row-height="false"/>
    </style:style>
    <style:style style:name="ro9" style:family="table-row">
      <style:table-row-properties style:row-height="1.041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776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2pt" fo:font-weight="normal" style:text-underline-style="none" style:text-underline-color="font-color" style:text-line-through-type="none" style:text-outline="false" fo:text-shadow="none" style:text-line-through-mode="continuous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fr" fo:country="FR" style:language-asian="zxx" style:country-asian="none" style:language-complex="none" style:country-complex="none" style:font-name-asian="New York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ange pommes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9" office:value-type="string" calcext:value-type="string">
            <text:p>Le serpent mange les pommes placées sur le plateau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9" office:value-type="string" calcext:value-type="string">
            <text:p>Le serpent est en mouvement et arrive sur une pom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9" office:value-type="string" calcext:value-type="string">
            <text:p>Faire entrer le serpent sur différentes pommes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Faire rentrer le serpent sur une pomme placée sur le plateau</text:p>
          </table:table-cell>
          <table:table-cell table:style-name="ce29" office:value-type="string" calcext:value-type="string">
            <text:p>le serpent s’allonge d’une case, il augmente de vitesse, une autre pomme apparait et la pomme mangée disparait</text:p>
          </table:table-cell>
          <table:table-cell table:style-name="ce4" office:value-type="string" calcext:value-type="string">
            <text:p>le serpent s’agrandit, il devient légèrement plus rapide et une nouvelle pomme apparait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Apparition de la pomme</text:p>
          </table:table-cell>
          <table:table-cell table:style-name="ce29" office:value-type="string" calcext:value-type="string">
            <text:p>Les pommes apparaissent sur le plateau, pas sur les obstacles ni sur les pavés</text:p>
          </table:table-cell>
          <table:table-cell table:style-name="ce4" office:value-type="string" calcext:value-type="string">
            <text:p>Les pommes apparaissent a des endroits accesibles par le serpent, peut etre collées aux bordure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3</text:p>
          </table:table-cell>
          <table:table-cell table:style-name="ce11" office:value-type="string" calcext:value-type="string">
            <text:p>Le serpent mange 10 pommes</text:p>
          </table:table-cell>
          <table:table-cell table:style-name="ce29" office:value-type="string" calcext:value-type="string">
            <text:p>Fin du jeu, l’user a gagné</text:p>
          </table:table-cell>
          <table:table-cell table:style-name="ce4" office:value-type="string" calcext:value-type="string">
            <text:p><text:span text:style-name="T1">Le jeu s’arrête (modification de la variable de fin dans la boucle while car réussir à manger 10 pommes est compliqué : on remplace “</text:span><text:span text:style-name="T2">tailleSerpent!=TAILLE_MAX” par “tailleSerpent!=4”, le jeu s’arrete après avoir mangé 4 pommes</text:span>)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21"/>
          <table:table-cell table:style-name="ce11"/>
          <table:table-cell table:style-name="ce29"/>
          <table:table-cell table:style-name="ce4" table:number-columns-repeated="2"/>
          <table:table-cell table:number-columns-repeated="1018"/>
        </table:table-row>
        <table:table-row table:style-name="ro7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8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9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10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11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4" table:visibility="collapse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12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3" table:number-rows-repeated="1048558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Téléportation serpent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9" office:value-type="string" calcext:value-type="string">
            <text:p>Téléportation du serpentpar les trous du plateau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9" office:value-type="string" calcext:value-type="string">
            <text:p>Le serpent est en mouvement et arrive sur un trou sur les bordures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9" office:value-type="string" calcext:value-type="string">
            <text:p>Faire entrer le serpent dans différents trous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Faire rentrer le serpent sur le trou de la bordure à droite</text:p>
          </table:table-cell>
          <table:table-cell table:style-name="ce29" office:value-type="string" calcext:value-type="string">
            <text:p>Le serpent disparait petit à petit par le trou de droite et réapparait par le trou de gauche</text:p>
          </table:table-cell>
          <table:table-cell table:style-name="ce4" office:value-type="string" calcext:value-type="string">
            <text:p>Le serpent ressort par le trou à gauch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Faire rentrer le serpent sur le trou de la bordure à gauche</text:p>
          </table:table-cell>
          <table:table-cell table:style-name="ce29" office:value-type="string" calcext:value-type="string">
            <text:p>Le serpent disparait petit à petit par le trou de gauche et réapparait par le trou de droite</text:p>
          </table:table-cell>
          <table:table-cell table:style-name="ce4" office:value-type="string" calcext:value-type="string">
            <text:p>Le serpent ressort par le trou à droi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1" office:value-type="string" calcext:value-type="string">
            <text:p>Faire rentrer le serpent sur le trou de la bordure en haut</text:p>
          </table:table-cell>
          <table:table-cell table:style-name="ce29" office:value-type="string" calcext:value-type="string">
            <text:p>Le serpent disparait petit à petit par le trou en haut et réapparait par le trou en bas</text:p>
          </table:table-cell>
          <table:table-cell table:style-name="ce4" office:value-type="string" calcext:value-type="string">
            <text:p>Le serpent ressort par le trou en ba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11" office:value-type="string" calcext:value-type="string">
            <text:p>Faire rentrer le serpent sur le trou de la bordure en bas</text:p>
          </table:table-cell>
          <table:table-cell table:style-name="ce29" office:value-type="string" calcext:value-type="string">
            <text:p>Le serpent disparait petit à petit par le trou en bas et réapparait par le trou en haut</text:p>
          </table:table-cell>
          <table:table-cell table:style-name="ce4" office:value-type="string" calcext:value-type="string">
            <text:p>Le serpent ressort par le trou en haut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13" table:number-rows-repeated="1048566">
          <table:table-cell table:number-columns-repeated="1023"/>
        </table:table-row>
        <table:table-row table:style-name="ro1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0.3$Windows_X86_64 LibreOffice_project/f85e47c08ddd19c015c0114a68350214f7066f5a</meta:generator>
    <dc:date>2024-11-24T18:51:08.300000000</dc:date>
    <meta:editing-duration>PT1H49M49S</meta:editing-duration>
    <meta:editing-cycles>48</meta:editing-cycles>
    <meta:document-statistic meta:table-count="2" meta:cell-count="57" meta:object-count="0"/>
  </office:meta>
</office:document-meta>
</file>